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ED000015FCD2B2B83E.svm"/>
  <manifest:file-entry manifest:media-type="" manifest:full-path="Pictures/2000000700002D0400002A1BD5628ED8.svm"/>
  <manifest:file-entry manifest:media-type="" manifest:full-path="Pictures/2000000700003CAB00001E675D1FF7A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776cm" style:rel-column-width="10703*"/>
    </style:style>
    <style:style style:name="Tableau4.B" style:family="table-column">
      <style:table-column-properties style:column-width="4.48cm" style:rel-column-width="17272*"/>
    </style:style>
    <style:style style:name="Tableau4.C" style:family="table-column">
      <style:table-column-properties style:column-width="9.742cm" style:rel-column-width="37560*"/>
    </style:style>
    <style:style style:name="Tableau4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dddddd" fo:padding="0.097cm" fo:border="0.002cm solid #000000">
        <style:background-image/>
      </style:table-cell-properties>
    </style:style>
    <style:style style:name="Tableau4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0.575cm"/>
    </style:style>
    <style:style style:name="Tableau4.B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italic" style:text-underline-style="solid" style:text-underline-width="auto" style:text-underline-color="font-color" style:font-name-asian="Times New Roman" style:font-size-asian="11pt" style:font-style-asian="italic" style:font-name-complex="Times New Roman" style:font-size-complex="11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P2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8pt" fo:language="fr" fo:country="FR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nsolas" fo:font-size="10pt" fo:font-weight="bold" fo:background-color="#d4d4d4" style:font-name-asian="Consolas" style:font-size-asian="10pt" style:font-weight-asian="bold" style:font-name-complex="Consolas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3f7f5f" style:font-name="Consolas" fo:font-size="8pt" fo:language="fr" fo:country="FR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42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 style:font-name="Consolas" fo:font-size="10pt" fo:background-color="#e8f2fe" style:font-name-asian="Consolas" style:font-size-asian="10pt" style:font-name-complex="Consolas" style:font-size-complex="10pt"/>
    </style:style>
    <style:style style:name="T4" style:family="text">
      <style:text-properties fo:color="#0000ff" style:font-name="Consolas" fo:language="fr" fo:country="FR" fo:font-style="normal" style:text-underline-style="none" fo:font-weight="normal" fo:background-color="#e8f2fe" style:font-name-asian="Consolas" style:font-style-asian="normal" style:font-weight-asian="normal" style:font-name-complex="Consolas" style:font-style-complex="normal" style:font-weight-complex="normal"/>
    </style:style>
    <style:style style:name="T5" style:family="text">
      <style:text-properties fo:color="#2a00ff" style:font-name="Consolas" fo:font-size="10pt" fo:background-color="#e8f2fe" style:font-name-asian="Consolas" style:font-size-asian="10pt" style:font-name-complex="Consolas" style:font-size-complex="10pt"/>
    </style:style>
    <style:style style:name="T6" style:family="text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language="fr" fo:country="FR" fo:font-style="normal" style:text-underline-style="none" style:font-style-asian="normal" style:font-style-complex="normal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Consolas" fo:font-size="10pt" fo:font-weight="bold" fo:background-color="#d4d4d4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fo:background-color="#d4d4d4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3f7f5f"/>
    </style:style>
    <style:style style:name="T18" style:family="text">
      <style:text-properties fo:color="#3f7f5f" style:font-name="Consolas" fo:language="fr" fo:country="FR" fo:font-style="normal" style:text-underline-style="none" fo:font-weight="normal" fo:background-color="#e8f2fe" style:font-name-asian="Consolas" style:font-style-asian="normal" style:font-weight-asian="normal" style:font-name-complex="Consolas" style:font-style-complex="normal" style:font-weight-complex="normal"/>
    </style:style>
    <style:style style:name="T19" style:family="text">
      <style:text-properties fo:color="#3f7f5f" style:text-underline-style="solid" style:text-underline-width="auto" style:text-underline-color="font-color"/>
    </style:style>
    <style:style style:name="T20" style:family="text">
      <style:text-properties fo:color="#005032"/>
    </style:style>
    <style:style style:name="T21" style:family="text">
      <style:text-properties fo:color="#0000c0"/>
    </style:style>
    <style:style style:name="T22" style:family="text">
      <style:text-properties fo:color="#0000c0" fo:font-style="italic" style:font-style-asian="italic" style:font-style-complex="italic"/>
    </style:style>
    <style:style style:name="T2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User Guide Protocole utilisant stack FSK</text:p>
      <text:p text:style-name="P6"/>
      <text:p text:style-name="P6">RmDv_SGw_Protocol.c/.h</text:p>
      <text:p text:style-name="P5"/>
      <text:p text:style-name="P5"/>
      <text:p text:style-name="P5"/>
      <text:p text:style-name="P4"/>
      <text:p text:style-name="P3"/>
      <text:p text:style-name="P3"/>
      <text:p text:style-name="P12"/>
      <text:p text:style-name="P12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1684_1450993219" text:style-name="Index_20_Link" text:visited-style-name="Index_20_Link">1.Présentation<text:tab/>2</text:a></text:p>
          <text:p text:style-name="P27"><text:a xlink:type="simple" xlink:href="#__RefHeading__3514_684572497" text:style-name="Index_20_Link" text:visited-style-name="Index_20_Link">2.Les fonctions du module protocole RmDv_SGw_Protocol<text:tab/>4</text:a></text:p>
          <text:p text:style-name="P29"><text:a xlink:type="simple" xlink:href="#__RefHeading__3516_684572497" text:style-name="Index_20_Link" text:visited-style-name="Index_20_Link">2.1.Les fonctions simples d'émission<text:tab/>4</text:a></text:p>
          <text:p text:style-name="P29"><text:a xlink:type="simple" xlink:href="#__RefHeading__3518_684572497" text:style-name="Index_20_Link" text:visited-style-name="Index_20_Link">2.2.Les fonctions d'extraction<text:tab/>4</text:a></text:p>
          <text:p text:style-name="P29"><text:a xlink:type="simple" xlink:href="#__RefHeading__3520_684572497" text:style-name="Index_20_Link" text:visited-style-name="Index_20_Link">2.3.Les fonctions requête<text:tab/>4</text:a></text:p>
          <text:p text:style-name="P29"><text:a xlink:type="simple" xlink:href="#__RefHeading__3522_684572497" text:style-name="Index_20_Link" text:visited-style-name="Index_20_Link">2.4.Les codes de message, et les codes de warning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1684_1450993219"/><text:soft-page-break/><text:span text:style-name="T9">Présentation</text:span><text:bookmark-end text:name="__RefHeading__1684_1450993219"/></text:h>
      <text:p text:style-name="P7"/>
      <text:p text:style-name="P7">Le protocole propriétaire <text:span text:style-name="T2">RmDv_SGw</text:span> constitue le formatage des trames échangées entre les <text:span text:style-name="T2">Remote Device</text:span> et la <text:span text:style-name="T2">Gateway</text:span> du système <text:span text:style-name="T2">Air Conditioner Solar Management</text:span>. <text:s/>Il s'appuie entièrement sur la pile propriétaire <text:span text:style-name="T2">FSK_Stack.h</text:span>. Le protocole s'appuie aussi sur le service qui gère les timeout, <text:span text:style-name="T2">TimeManagement_RmDv.h </text:span>(si on se situe dans le <text:span text:style-name="T2">Remote Device</text:span>) ou bien <text:s/><text:span text:style-name="T2">TimeManagement.h </text:span>(si on se situe dans la <text:span text:style-name="T2">Smart GateWay</text:span>).</text:p>
      <text:p text:style-name="P7"/>
      <text:p text:style-name="P7"/>
      <text:p text:style-name="P7"><draw:frame draw:style-name="fr1" draw:name="images1" text:anchor-type="paragraph" svg:width="15.531cm" svg:height="7.782cm" draw:z-index="0"><draw:image xlink:href="Pictures/2000000700003CAB00001E675D1FF7AD.svm" xlink:type="simple" xlink:show="embed" xlink:actuate="onLoad"/></draw:frame><draw:frame text:anchor-type="paragraph" draw:z-index="2" draw:style-name="gr1" draw:text-style-name="P42" svg:width="8.356cm" svg:height="0.408cm" svg:x="7.908cm" svg:y="7.373cm"><draw:text-box><text:p><text:span text:style-name="T23">Fig 1 :</text:span><text:span text:style-name="T24"> Diagramme de classes protocole RmDv - SGw</text:span></text:p></draw:text-box></draw:frame></text:p>
      <text:p text:style-name="P7">Le principe est basé sur la communication suivante, décrite sous forme de diagramme de séquence :</text:p>
      <text:p text:style-name="P7"/>
      <text:p text:style-name="P7"/>
      <text:p text:style-name="P7"><draw:frame draw:style-name="fr2" draw:name="images9" text:anchor-type="paragraph" svg:x="2.023cm" svg:y="0.132cm" svg:width="12.435cm" svg:height="5.629cm" draw:z-index="1"><draw:image xlink:href="Pictures/20000007000030ED000015FCD2B2B83E.svm" xlink:type="simple" xlink:show="embed" xlink:actuate="onLoad"/></draw:frame><draw:frame text:anchor-type="paragraph" draw:z-index="3" draw:style-name="gr2" draw:text-style-name="P42" svg:width="10.985cm" svg:height="0.5cm" svg:x="5.886cm" svg:y="5.978cm"><draw:text-box><text:p><text:span text:style-name="T23">Fig 2 :</text:span><text:span text:style-name="T24"> Diagramme de séquences entre Remote Device et Smart Gateway</text:span></text:p></draw:text-box></draw:frame></text:p>
      <text:p text:style-name="P7"/>
      <text:p text:style-name="P7">(se reporter si besoin au document <text:span text:style-name="T2">System_CommunucationPart.odt</text:span>.). 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Les variables échangées dans ces requêtes sont décrites ci-dessous :</text:p>
      <text:p text:style-name="P7"/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9"/>
          </table:table-cell>
          <table:table-cell table:style-name="Tableau4.A1" office:value-type="string">
            <text:p text:style-name="P19">Champs / type</text:p>
          </table:table-cell>
          <table:table-cell table:style-name="Tableau4.C1" office:value-type="string">
            <text:p text:style-name="P19">Valeurs</text:p>
          </table:table-cell>
        </table:table-row>
        <table:table-row>
          <table:table-cell table:style-name="Tableau4.A2" table:number-rows-spanned="3" office:value-type="string">
            <text:p text:style-name="P19">Requête <text:span text:style-name="T2">Info </text:span></text:p>
            <text:p text:style-name="P20"/>
            <text:p text:style-name="P20">code Req_SendInfo</text:p>
          </table:table-cell>
          <table:table-cell table:style-name="Tableau4.B2" table:number-columns-spanned="2" office:value-type="string">
            <text:p text:style-name="P21">RmDv → SGw</text:p>
          </table:table-cell>
          <table:covered-table-cell/>
        </table:table-row>
        <table:table-row table:style-name="Tableau4.3">
          <table:covered-table-cell/>
          <table:table-cell table:style-name="Tableau4.B3" office:value-type="string">
            <text:p text:style-name="P19">Temperature / float</text:p>
          </table:table-cell>
          <table:table-cell table:style-name="Tableau4.B2" office:value-type="string">
            <text:p text:style-name="P14"/>
          </table:table-cell>
        </table:table-row>
        <table:table-row table:style-name="Tableau4.3">
          <table:covered-table-cell/>
          <table:table-cell table:style-name="Tableau4.B4" office:value-type="string">
            <text:p text:style-name="P19">LastTempSet / <text:span text:style-name="T9">char</text:span></text:p>
          </table:table-cell>
          <table:table-cell table:style-name="Tableau4.B2" office:value-type="string">
            <text:p text:style-name="P15">Valeur entière de température , 0 = stop</text:p>
          </table:table-cell>
        </table:table-row>
        <table:table-row table:style-name="Tableau4.3">
          <table:table-cell table:style-name="Tableau4.A2" table:number-rows-spanned="3" office:value-type="string">
            <text:p text:style-name="P14">Réponse<text:span text:style-name="T2"> Info </text:span></text:p>
            <text:p text:style-name="P16"/>
            <text:p text:style-name="P20">code Ans_SendInfo</text:p>
          </table:table-cell>
          <table:table-cell table:style-name="Tableau4.B2" table:number-columns-spanned="2" office:value-type="string">
            <text:p text:style-name="P21"><text:s/>SGw → RmDv</text:p>
          </table:table-cell>
          <table:covered-table-cell/>
        </table:table-row>
        <table:table-row table:style-name="Tableau4.3">
          <table:covered-table-cell/>
          <table:table-cell table:style-name="Tableau4.B4" office:value-type="string">
            <text:p text:style-name="P19">NewTempSet / char </text:p>
          </table:table-cell>
          <table:table-cell table:style-name="Tableau4.B2" office:value-type="string">
            <text:p text:style-name="P15">Valeur entière de température <text:s/>, 0 = stop</text:p>
          </table:table-cell>
        </table:table-row>
        <table:table-row table:style-name="Tableau4.3">
          <table:covered-table-cell/>
          <table:table-cell table:style-name="Tableau4.B4" office:value-type="string">
            <text:p text:style-name="P19">NextTimeInterval_sec / </text:p>
            <text:p text:style-name="P19">unsigned short int </text:p>
          </table:table-cell>
          <table:table-cell table:style-name="Tableau4.B2" office:value-type="string">
            <text:p text:style-name="P14">Max = 65535 sec = 18h</text:p>
          </table:table-cell>
        </table:table-row>
        <table:table-row table:style-name="Tableau4.3">
          <table:table-cell table:style-name="Tableau4.A2" table:number-rows-spanned="2" office:value-type="string">
            <text:p text:style-name="P19">Requête<text:span text:style-name="T2"> Status</text:span></text:p>
            <text:p text:style-name="P20">code Req_SendStatus</text:p>
          </table:table-cell>
          <table:table-cell table:style-name="Tableau4.B2" table:number-columns-spanned="2" office:value-type="string">
            <text:p text:style-name="P21">RmDv → SGw</text:p>
          </table:table-cell>
          <table:covered-table-cell/>
        </table:table-row>
        <table:table-row table:style-name="Tableau4.3">
          <table:covered-table-cell/>
          <table:table-cell table:style-name="Tableau4.B4" office:value-type="string">
            <text:p text:style-name="P19">Status / <text:span text:style-name="T2">RmDv_WarningCode</text:span> </text:p>
          </table:table-cell>
          <table:table-cell table:style-name="Tableau4.B2" office:value-type="string">
            <text:p text:style-name="P14">Parmi la liste enum <text:s/><text:span text:style-name="T2">RmDv_WarningCode </text:span></text:p>
          </table:table-cell>
        </table:table-row>
        <table:table-row table:style-name="Tableau4.3">
          <table:table-cell table:style-name="Tableau4.A2" table:number-rows-spanned="2" office:value-type="string">
            <text:p text:style-name="P14">Réponse<text:span text:style-name="T2"> Status </text:span></text:p>
            <text:p text:style-name="P20">code Ans_Ack</text:p>
          </table:table-cell>
          <table:table-cell table:style-name="Tableau4.B4" office:value-type="string">
            <text:p text:style-name="P22"><text:span text:style-name="T15"><text:s/></text:span><text:span text:style-name="T16">SGw → RmDv</text:span></text:p>
          </table:table-cell>
          <table:table-cell table:style-name="Tableau4.B2" office:value-type="string">
            <text:p text:style-name="P14"/>
          </table:table-cell>
        </table:table-row>
        <table:table-row table:style-name="Tableau4.3">
          <table:covered-table-cell/>
          <table:table-cell table:style-name="Tableau4.B4" office:value-type="string">
            <text:p text:style-name="P19">AckToRmDv</text:p>
          </table:table-cell>
          <table:table-cell table:style-name="Tableau4.B2" office:value-type="string">
            <text:p text:style-name="P14">0xAB code Acknoledge</text:p>
          </table:table-cell>
        </table:table-row>
      </table:table>
      <text:p text:style-name="P23"><draw:frame text:anchor-type="paragraph" draw:z-index="4" draw:style-name="gr2" draw:text-style-name="P42" svg:width="10.985cm" svg:height="0.5cm" svg:x="5.831cm" svg:y="0.319cm"><draw:text-box><text:p><text:span text:style-name="T23">Tab 1 :</text:span><text:span text:style-name="T24"> échanges et variables mises en jeu dans l'échange</text:span></text:p></draw:text-box></draw:frame></text:p>
      <text:p text:style-name="P7"/>
      <text:p text:style-name="P7">Le principe général est le suivant :</text:p>
      <text:list xml:id="list8568317265730275900" text:style-name="L1">
        <text:list-item>
          <text:p text:style-name="P31">Basé sur la notion de requête côté <text:span text:style-name="T2">RmDv</text:span> et de réponse côté <text:span text:style-name="T2">SGw</text:span>,</text:p>
        </text:list-item>
        <text:list-item>
          <text:p text:style-name="P31">une requête consiste en l'émission de données avec un code spécifique (comme on peut le voir dans la première colonne du tableau) et en l'attente d'une réponse,</text:p>
        </text:list-item>
        <text:list-item>
          <text:p text:style-name="P31">le code correspond au premier octet de donnée transmise à la couche <text:span text:style-name="T2">FSK_Stack</text:span>.</text:p>
        </text:list-item>
        <text:list-item>
          <text:p text:style-name="P31">l'attente de réponse est conditionnée par un timout,</text:p>
        </text:list-item>
        <text:list-item>
          <text:p text:style-name="P31">à l'issue d'un timeout, une nouvelle tentative peut être lancée (jusqu'à 10 essais, 3 est le réglage par défaut),</text:p>
        </text:list-item>
        <text:list-item>
          <text:p text:style-name="P31">la requête et la réponse se font via une adresse source et destination (propre à la couche <text:span text:style-name="T2">FSK_Stack</text:span>).</text:p>
        </text:list-item>
      </text:list>
      <text:p text:style-name="P7"/>
      <text:p text:style-name="P34">Format typique d'un message protocole : </text:p>
      <text:p text:style-name="P8"><text:span text:style-name="T3">|Code|byte0|byte1|byte2|byte3|</text:span><text:span text:style-name="T6">ici la longueur à spécifier pour la couche FSK est 5 (nombre d'octets + code). On fournira l'adresse de destination également.</text:span></text:p>
      <text:p text:style-name="P7"/>
      <text:p text:style-name="P10"><text:span text:style-name="T8">Format typique d'une trame </text:span><text:span text:style-name="T8">FSK_Stack </text:span><text:span text:style-name="T8">: </text:span></text:p>
      <text:p text:style-name="P11"><text:span text:style-name="T18">|0xFF|0xFF|0xFF|0xFF|'#'|'#'|'#'|'#'|'#'|Len|My|Dest@</text:span><text:span text:style-name="T4">|Code|byte0|byte1|byte2|byte3|</text:span><text:span text:style-name="T18">CheckSum|</text:span></text:p>
      <text:p text:style-name="P7">Rappel : </text:p>
      <text:list xml:id="list3633588642586817235" text:style-name="L2">
        <text:list-item>
          <text:p text:style-name="P32">la suite de 0xFF est le préambule de synchro utile pour le module RT606,</text:p>
        </text:list-item>
        <text:list-item>
          <text:p text:style-name="P32">la suite de # est « l'identifiant réseau » qui permet de filtrer nos trame vis à vis des agressions extérieures à 433MHz</text:p>
        </text:list-item>
      </text:list>
      <text:p text:style-name="P7"/>
      <text:p text:style-name="P7"/>
      <text:p text:style-name="P8"><text:span text:style-name="T6">Le header de la couche protocole, donc </text:span><text:span text:style-name="T5">RmDv_SGw_Protocol.h,</text:span><text:span text:style-name="T6">contient les définitions suivantes (parmi d'autres) :</text:span></text:p>
      <text:p text:style-name="P17"/>
      <text:p text:style-name="P24"><text:span text:style-name="T10">#define</text:span><text:span text:style-name="T11"> RMDV_ChronoName Chrono_Protocole</text:span></text:p>
      <text:p text:style-name="P24"><text:span text:style-name="T10">#define</text:span><text:span text:style-name="T11"> RMDV_TimeOutReq<text:tab/>TimeOutReq</text:span></text:p>
      <text:p text:style-name="P24"><text:span text:style-name="T10">#define</text:span><text:span text:style-name="T11"> RMDV_StatusReqTrialNb <text:s/>StatusReqTrialNb</text:span></text:p>
      <text:p text:style-name="P24"><text:span text:style-name="T10">#define</text:span><text:span text:style-name="T11"> RMDV_InfoReqTrialNb StatusReqTrialNb</text:span></text:p>
      <text:p text:style-name="P7"/>
      <text:p text:style-name="P7"><text:soft-page-break/></text:p>
      <text:p text:style-name="P7">Les équivalences en seconde partie d'une définition, sont définies dans le fichier <text:span text:style-name="T2">global_RmDv.h</text:span>. qui contient tout les généralités propre au <text:span text:style-name="T2">remote device</text:span>.</text:p>
      <text:p text:style-name="P7"/>
      <text:list xml:id="list5632456948874855016" text:style-name="L3">
        <text:list-item>
          <text:p text:style-name="P33">Le premier #define : spécifie quel chronomètre on utilise pour gérer le timeout des requêtes,</text:p>
        </text:list-item>
        <text:list-item>
          <text:p text:style-name="P33">le second indique la valeur du timeout (en ms),</text:p>
        </text:list-item>
        <text:list-item>
          <text:p text:style-name="P33">les deux derniers indiquent le nombre d'essais pour chacune des deux requêtes possibles.</text:p>
        </text:list-item>
      </text:list>
      <text:p text:style-name="P7"/>
      <text:p text:style-name="P7"/>
      <text:p text:style-name="P7"/>
      <text:p text:style-name="P7"/>
      <text:h text:style-name="Heading_20_1" text:outline-level="1"><text:bookmark-start text:name="__RefHeading__3514_684572497"/>Les fonctions du module protocole <text:span text:style-name="T2">RmDv_SGw_Protocol</text:span><text:bookmark-end text:name="__RefHeading__3514_684572497"/></text:h>
      <text:p text:style-name="P7"/>
      <text:h text:style-name="Heading_20_2" text:outline-level="2"><text:bookmark-start text:name="__RefHeading__3516_684572497"/>Les fonctions simples d'émission<text:bookmark-end text:name="__RefHeading__3516_684572497"/></text:h>
      <text:p text:style-name="P9"><text:span text:style-name="T7">Il s'agit des fonctions des 4 fonctions qui commencent par </text:span><text:span text:style-name="T12">RmDv_SGw_FSKP_Send</text:span><text:span text:style-name="T7">:</text:span></text:p>
      <text:p text:style-name="P7"/>
      <text:p text:style-name="P18"><text:span text:style-name="T10">void</text:span><text:span text:style-name="T11"> </text:span><text:span text:style-name="T13">RmDv_SGw_FSKP_SendMssgReq_SendInfo</text:span><text:span text:style-name="T11">(</text:span><text:span text:style-name="T10">char</text:span><text:span text:style-name="T11"> DestAdr, </text:span><text:span text:style-name="T10">float</text:span><text:span text:style-name="T11"> Temp, </text:span><text:span text:style-name="T10">char</text:span><text:span text:style-name="T11"> LastSet);</text:span></text:p>
      <text:p text:style-name="P24"><text:span text:style-name="T10">void</text:span><text:span text:style-name="T11"> </text:span><text:span text:style-name="T13">RmDv_SGw_FSKP_SendMssgAns_SendInfo</text:span><text:span text:style-name="T11">(</text:span><text:span text:style-name="T10">char</text:span><text:span text:style-name="T11"> DestAdr, </text:span><text:span text:style-name="T10">char</text:span><text:span text:style-name="T11"> NewSet, </text:span><text:span text:style-name="T10">unsigned</text:span><text:span text:style-name="T11"> </text:span><text:span text:style-name="T10">short</text:span><text:span text:style-name="T11"> </text:span><text:span text:style-name="T10">int</text:span><text:span text:style-name="T11"> NextWupInterval);</text:span></text:p>
      <text:p text:style-name="P24"><text:span text:style-name="T10">void</text:span><text:span text:style-name="T11"> </text:span><text:span text:style-name="T13">RmDv_SGw_FSKP_SenddMssgReq_SendStatus</text:span><text:span text:style-name="T11">(</text:span><text:span text:style-name="T10">char</text:span><text:span text:style-name="T11"> DestAdr, <text:s/></text:span><text:span text:style-name="T10">char</text:span><text:span text:style-name="T11"> Status);</text:span></text:p>
      <text:p text:style-name="P24"><text:span text:style-name="T10">void</text:span><text:span text:style-name="T11"> </text:span><text:span text:style-name="T13">RmDv_SGw_FSKP_SendMssgAns_Ack</text:span><text:span text:style-name="T11">(</text:span><text:span text:style-name="T10">char</text:span><text:span text:style-name="T11"> DestAdr);</text:span></text:p>
      <text:p text:style-name="P7"/>
      <text:p text:style-name="P7">Ces fonctions sont basiques, elles se chargent juste d'émettre une trame.</text:p>
      <text:p text:style-name="P7"/>
      <text:h text:style-name="Heading_20_2" text:outline-level="2"><text:bookmark-start text:name="__RefHeading__3518_684572497"/>Les fonctions d'extraction<text:bookmark-end text:name="__RefHeading__3518_684572497"/></text:h>
      <text:p text:style-name="P7">Lorsqu'une trame est arrivée, c'est à dire que son champ destination est égal au <text:span text:style-name="T2">my</text:span> (on le sait via une fonction de la couche <text:span text:style-name="T2">FSK_Stack</text:span>), on récupère la trame protocole, puis on extrait les champs de données utiles. </text:p>
      <text:p text:style-name="P9"><text:span text:style-name="T7">Il existe 6 fonctions d'extraction qui commencent toutes par : </text:span><text:span text:style-name="T12">RmDv_SGw_FSKP_Extract :</text:span></text:p>
      <text:p text:style-name="P36"/>
      <text:p text:style-name="P18"><text:span text:style-name="T20">MssgCode</text:span><text:span text:style-name="T11"> </text:span><text:span text:style-name="T14">RmDv_SGw_FSKP_ExtractMssgcode</text:span><text:span text:style-name="T11">(</text:span><text:span text:style-name="T10">char</text:span><text:span text:style-name="T11"> * MssgTempStr);</text:span></text:p>
      <text:p text:style-name="P24"><text:span text:style-name="T10">float</text:span><text:span text:style-name="T11"> </text:span><text:span text:style-name="T13">RmDv_SGw_FSKP_ExtractTemp</text:span><text:span text:style-name="T11">(</text:span><text:span text:style-name="T10">char</text:span><text:span text:style-name="T11"> * MssgTempStr);</text:span></text:p>
      <text:p text:style-name="P24"><text:span text:style-name="T10">char</text:span><text:span text:style-name="T11"> </text:span><text:span text:style-name="T13">RmDv_SGw_FSKP_ExtracLastSet</text:span><text:span text:style-name="T11">(</text:span><text:span text:style-name="T10">char</text:span><text:span text:style-name="T11"> * MssgTempStr);</text:span></text:p>
      <text:p text:style-name="P24"><text:span text:style-name="T10">char</text:span><text:span text:style-name="T11"> <text:s/></text:span><text:span text:style-name="T13">RmDv_SGw_FSKP_ExtracNewTempSet</text:span><text:span text:style-name="T11">(</text:span><text:span text:style-name="T10">char</text:span><text:span text:style-name="T11"> * MssgTempStr);</text:span></text:p>
      <text:p text:style-name="P24"><text:span text:style-name="T10">unsigned</text:span><text:span text:style-name="T11"> </text:span><text:span text:style-name="T10">short</text:span><text:span text:style-name="T11"> </text:span><text:span text:style-name="T10">int</text:span><text:span text:style-name="T11"> <text:s/></text:span><text:span text:style-name="T13">RmDv_SGw_FSKP_ExtractNextWupInterval</text:span><text:span text:style-name="T11">(</text:span><text:span text:style-name="T10">char</text:span><text:span text:style-name="T11"> * MssgTempStr);</text:span></text:p>
      <text:p text:style-name="P24"><text:span text:style-name="T20">RmDv_WarningCode</text:span><text:span text:style-name="T11"> <text:s text:c="2"/></text:span><text:span text:style-name="T13">RmDv_SGw_FSKP_ExtractStatus</text:span><text:span text:style-name="T11">(</text:span><text:span text:style-name="T10">char</text:span><text:span text:style-name="T11"> * MssgTempStr);</text:span></text:p>
      <text:p text:style-name="P7"/>
      <text:p text:style-name="P7"/>
      <text:h text:style-name="Heading_20_2" text:outline-level="2"><text:bookmark-start text:name="__RefHeading__3520_684572497"/>Les fonctions requête<text:bookmark-end text:name="__RefHeading__3520_684572497"/></text:h>
      <text:p text:style-name="P7"/>
      <text:p text:style-name="P7">Il existe deux requêtes, il y a donc deux fonctions. Chacune d'elles gère l'émission et la réception. Elles se chargent donc de remonter <text:s/>les données nécessaires. Elles sont bloquantes avec un timeout :</text:p>
      <text:p text:style-name="P7"/>
      <text:p text:style-name="P7"/>
      <text:p text:style-name="P7">chacune des fonctions s'accompagne d'un paramètre structuré qui contient toutes les données de statut, d'émission et de réception correspondant à la requête.</text:p>
      <text:p text:style-name="P7"><text:soft-page-break/></text:p>
      <text:h text:style-name="Heading_20_3" text:outline-level="3">La requête info</text:h>
      <text:p text:style-name="P18"><text:span text:style-name="T10">typedef</text:span><text:span text:style-name="T11"> </text:span><text:span text:style-name="T10">struct</text:span></text:p>
      <text:p text:style-name="P25">{</text:p>
      <text:p text:style-name="P24"><text:span text:style-name="T11"><text:tab/></text:span><text:span text:style-name="T10">char</text:span><text:span text:style-name="T11"> </text:span><text:span text:style-name="T21">DestAdr</text:span><text:span text:style-name="T11">;<text:tab/></text:span><text:span text:style-name="T17">/* </text:span><text:span text:style-name="T19">Adresse</text:span><text:span text:style-name="T17"> </text:span><text:span text:style-name="T19">de</text:span><text:span text:style-name="T17"> </text:span><text:span text:style-name="T19">destinataire</text:span><text:span text:style-name="T17">*/</text:span></text:p>
      <text:p text:style-name="P24"><text:span text:style-name="T11"><text:tab/></text:span><text:span text:style-name="T10">float</text:span><text:span text:style-name="T11"> </text:span><text:span text:style-name="T21">Temp</text:span><text:span text:style-name="T11">;<text:tab/></text:span><text:span text:style-name="T17">/* </text:span><text:span text:style-name="T19">Température</text:span><text:span text:style-name="T17"> : out */</text:span></text:p>
      <text:p text:style-name="P24"><text:span text:style-name="T11"><text:tab/></text:span><text:span text:style-name="T10">char</text:span><text:span text:style-name="T11"> </text:span><text:span text:style-name="T21">LastSet</text:span><text:span text:style-name="T11">;<text:tab/></text:span><text:span text:style-name="T17">/* </text:span><text:span text:style-name="T19">dernière</text:span><text:span text:style-name="T17"> </text:span><text:span text:style-name="T19">consigne</text:span><text:span text:style-name="T17"> : out */</text:span></text:p>
      <text:p text:style-name="P24"><text:span text:style-name="T11"><text:tab/></text:span><text:span text:style-name="T10">int</text:span><text:span text:style-name="T11"> </text:span><text:span text:style-name="T21">TimeOut_ms</text:span><text:span text:style-name="T11">;<text:tab/></text:span><text:span text:style-name="T17">/* </text:span><text:span text:style-name="T19">durée</text:span><text:span text:style-name="T17"> </text:span><text:span text:style-name="T19">maximale</text:span><text:span text:style-name="T17"> pour </text:span><text:span text:style-name="T19">un</text:span><text:span text:style-name="T17"> </text:span><text:span text:style-name="T19">essai</text:span><text:span text:style-name="T17"> */</text:span></text:p>
      <text:p text:style-name="P24"><text:span text:style-name="T11"><text:tab/></text:span><text:span text:style-name="T10">char</text:span><text:span text:style-name="T11"> </text:span><text:span text:style-name="T21">TrialMaxNb</text:span><text:span text:style-name="T11">;<text:tab/></text:span><text:span text:style-name="T17">/* </text:span><text:span text:style-name="T19">nbre</text:span><text:span text:style-name="T17"> maximum </text:span><text:span text:style-name="T19">de</text:span><text:span text:style-name="T17"> </text:span><text:span text:style-name="T19">tentatives</text:span><text:span text:style-name="T17"> </text:span><text:span text:style-name="T19">autorisées</text:span><text:span text:style-name="T17"> */</text:span></text:p>
      <text:p text:style-name="P24"><text:span text:style-name="T11"><text:tab/></text:span><text:span text:style-name="T10">char</text:span><text:span text:style-name="T11"> </text:span><text:span text:style-name="T21">TrialActualNb</text:span><text:span text:style-name="T11">;<text:tab/></text:span><text:span text:style-name="T17">/* </text:span><text:span text:style-name="T19">nbre</text:span><text:span text:style-name="T17"> </text:span><text:span text:style-name="T19">effectif</text:span><text:span text:style-name="T17"> </text:span><text:span text:style-name="T19">de</text:span><text:span text:style-name="T17"> </text:span><text:span text:style-name="T19">tentatives</text:span><text:span text:style-name="T17"> */</text:span></text:p>
      <text:p text:style-name="P24"><text:span text:style-name="T11"><text:tab/></text:span><text:span text:style-name="T10">char</text:span><text:span text:style-name="T11"> </text:span><text:span text:style-name="T21">success</text:span><text:span text:style-name="T11">;<text:tab/></text:span><text:span text:style-name="T17">/* 1 : </text:span><text:span text:style-name="T19">la</text:span><text:span text:style-name="T17"> </text:span><text:span text:style-name="T19">requête</text:span><text:span text:style-name="T17"> </text:span><text:span text:style-name="T19">est</text:span><text:span text:style-name="T17"> OK, 0 </text:span><text:span text:style-name="T19">sinon</text:span><text:span text:style-name="T17">*/</text:span></text:p>
      <text:p text:style-name="P24"><text:span text:style-name="T11"><text:tab/></text:span><text:span text:style-name="T10">char</text:span><text:span text:style-name="T11"> </text:span><text:span text:style-name="T21">NewSet</text:span><text:span text:style-name="T11">;<text:tab/></text:span><text:span text:style-name="T17">/* </text:span><text:span text:style-name="T19">nouvelle</text:span><text:span text:style-name="T17"> </text:span><text:span text:style-name="T19">consigne</text:span><text:span text:style-name="T17"> </text:span><text:span text:style-name="T19">de</text:span><text:span text:style-name="T17"> </text:span><text:span text:style-name="T19">température</text:span><text:span text:style-name="T17"> : in*/</text:span></text:p>
      <text:p text:style-name="P24"><text:span text:style-name="T11"><text:tab/></text:span><text:span text:style-name="T10">int</text:span><text:span text:style-name="T11"> </text:span><text:span text:style-name="T21">NextInterval</text:span><text:span text:style-name="T11">;<text:tab/></text:span><text:span text:style-name="T17">/* </text:span><text:span text:style-name="T19">nombre</text:span><text:span text:style-name="T17"> </text:span><text:span text:style-name="T19">de</text:span><text:span text:style-name="T17"> </text:span><text:span text:style-name="T19">secondes</text:span><text:span text:style-name="T17"> à </text:span><text:span text:style-name="T19">attendre</text:span><text:span text:style-name="T17"> pour</text:span></text:p>
      <text:p text:style-name="P26"><text:tab/> <text:tab/> <text:tab/><text:span text:style-name="T16">prochain</text:span> <text:span text:style-name="T16">réveil</text:span> : in*/</text:p>
      <text:p text:style-name="P24"/>
      <text:p text:style-name="P24"><text:span text:style-name="T11">}</text:span><text:span text:style-name="T20">RmDv_SGw_FSKP_ReqInfoTypedef</text:span><text:span text:style-name="T11">;</text:span></text:p>
      <text:p text:style-name="P24"/>
      <text:p text:style-name="P24"><text:span text:style-name="T10">void</text:span><text:span text:style-name="T11"> </text:span><text:span text:style-name="T13">RmDv_SGw_FSKP_ReqInfo</text:span><text:span text:style-name="T11">(</text:span><text:span text:style-name="T20">RmDv_SGw_FSKP_ReqInfoTypedef</text:span><text:span text:style-name="T11">* Req);</text:span></text:p>
      <text:p text:style-name="P7"/>
      <text:p text:style-name="P7"/>
      <text:h text:style-name="Heading_20_3" text:outline-level="3">La requête status</text:h>
      <text:p text:style-name="P18"><text:span text:style-name="T10">typedef</text:span><text:span text:style-name="T11"> </text:span><text:span text:style-name="T10">struct</text:span></text:p>
      <text:p text:style-name="P25">{</text:p>
      <text:p text:style-name="P24"><text:span text:style-name="T11"><text:tab/></text:span><text:span text:style-name="T10">char</text:span><text:span text:style-name="T11"> </text:span><text:span text:style-name="T21">DestAdr</text:span><text:span text:style-name="T11">;<text:tab/><text:tab/></text:span><text:span text:style-name="T17">/* </text:span><text:span text:style-name="T19">Adresse</text:span><text:span text:style-name="T17"> </text:span><text:span text:style-name="T19">de</text:span><text:span text:style-name="T17"> </text:span><text:span text:style-name="T19">destinataire</text:span><text:span text:style-name="T17">*/</text:span></text:p>
      <text:p text:style-name="P24"><text:span text:style-name="T11"><text:tab/></text:span><text:span text:style-name="T20">RmDv_WarningCode</text:span><text:span text:style-name="T11"> </text:span><text:span text:style-name="T21">Status</text:span><text:span text:style-name="T11">;<text:tab/></text:span><text:span text:style-name="T17">/* </text:span><text:span text:style-name="T19">le</text:span><text:span text:style-name="T17"> status </text:span><text:span text:style-name="T19">de</text:span><text:span text:style-name="T17"> l'échange </text:span><text:span text:style-name="T19">côté</text:span><text:span text:style-name="T17"> RmDv : out*/</text:span></text:p>
      <text:p text:style-name="P24"><text:span text:style-name="T11"><text:tab/></text:span><text:span text:style-name="T10">int</text:span><text:span text:style-name="T11"> </text:span><text:span text:style-name="T21">TimeOut_ms</text:span><text:span text:style-name="T11">;<text:tab/><text:tab/></text:span><text:span text:style-name="T17">/* </text:span><text:span text:style-name="T19">durée</text:span><text:span text:style-name="T17"> </text:span><text:span text:style-name="T19">maximale</text:span><text:span text:style-name="T17"> pour </text:span><text:span text:style-name="T19">un</text:span><text:span text:style-name="T17"> </text:span><text:span text:style-name="T19">essai</text:span><text:span text:style-name="T17"> */</text:span></text:p>
      <text:p text:style-name="P24"><text:span text:style-name="T11"><text:tab/></text:span><text:span text:style-name="T10">char</text:span><text:span text:style-name="T11"> </text:span><text:span text:style-name="T21">TrialMaxNb</text:span><text:span text:style-name="T11">;<text:tab/><text:tab/></text:span><text:span text:style-name="T17">/* </text:span><text:span text:style-name="T19">nbre</text:span><text:span text:style-name="T17"> maximum </text:span><text:span text:style-name="T19">de</text:span><text:span text:style-name="T17"> </text:span><text:span text:style-name="T19">tentatives</text:span><text:span text:style-name="T17"> </text:span><text:span text:style-name="T19">autorisées</text:span><text:span text:style-name="T17"> */</text:span></text:p>
      <text:p text:style-name="P24"><text:span text:style-name="T11"><text:tab/></text:span><text:span text:style-name="T10">char</text:span><text:span text:style-name="T11"> </text:span><text:span text:style-name="T21">TrialActualNb</text:span><text:span text:style-name="T11">;<text:tab/><text:tab/></text:span><text:span text:style-name="T17">/* </text:span><text:span text:style-name="T19">nbre</text:span><text:span text:style-name="T17"> </text:span><text:span text:style-name="T19">effectif</text:span><text:span text:style-name="T17"> </text:span><text:span text:style-name="T19">de</text:span><text:span text:style-name="T17"> </text:span><text:span text:style-name="T19">tentatives</text:span><text:span text:style-name="T17"> */</text:span></text:p>
      <text:p text:style-name="P24"><text:span text:style-name="T11"><text:tab/></text:span><text:span text:style-name="T10">char</text:span><text:span text:style-name="T11"> </text:span><text:span text:style-name="T21">success</text:span><text:span text:style-name="T11">;<text:tab/><text:tab/></text:span><text:span text:style-name="T17">/* 1 : </text:span><text:span text:style-name="T19">la</text:span><text:span text:style-name="T17"> </text:span><text:span text:style-name="T19">requête</text:span><text:span text:style-name="T17"> </text:span><text:span text:style-name="T19">est</text:span><text:span text:style-name="T17"> OK, 0 </text:span><text:span text:style-name="T19">sinon</text:span><text:span text:style-name="T17">*/</text:span></text:p>
      <text:p text:style-name="P24"><text:span text:style-name="T11">}</text:span><text:span text:style-name="T20">RmDv_SGw_FSKP_ReqStatusTypedef</text:span><text:span text:style-name="T11">;</text:span></text:p>
      <text:p text:style-name="P24"/>
      <text:p text:style-name="P24"><text:span text:style-name="T10">void</text:span><text:span text:style-name="T11"> </text:span><text:span text:style-name="T13">RmDv_SGw_FSKP_ReqStatus</text:span><text:span text:style-name="T11">(</text:span><text:span text:style-name="T20">RmDv_SGw_FSKP_ReqStatusTypedef</text:span><text:span text:style-name="T11">* Req);</text:span></text:p>
      <text:p text:style-name="P25"/>
      <text:p text:style-name="P25"/>
      <text:h text:style-name="P28" text:outline-level="2"><text:bookmark-start text:name="__RefHeading__3522_684572497"/>Les codes de message, et les codes de warning<text:bookmark-end text:name="__RefHeading__3522_684572497"/></text:h>
      <text:p text:style-name="P7"/>
      <text:h text:style-name="Heading_20_3" text:outline-level="3">Les codes de messages</text:h>
      <text:p text:style-name="P7">Suivant le document décrivant les échanges (<text:span text:style-name="T2">System_CommunucationPart.odt</text:span>), les messages de la table 1 ont été établis. Les codes associés sont établis dans le fichier header <text:s/>du protocole:</text:p>
      <text:p text:style-name="P7"/>
      <text:p text:style-name="P18"><text:span text:style-name="T11"><text:tab/></text:span><text:span text:style-name="T22">MssgReq_SendInfo</text:span><text:span text:style-name="T11"> = 0x50,</text:span></text:p>
      <text:p text:style-name="P40"><text:span text:style-name="T11"><text:tab/></text:span><text:span text:style-name="T22">MssgAns_SendInfo</text:span><text:span text:style-name="T11"> = 0x51,</text:span></text:p>
      <text:p text:style-name="P40"><text:span text:style-name="T11"><text:tab/></text:span><text:span text:style-name="T22">MssgReq_SendStatus</text:span><text:span text:style-name="T11"> = 0x52,</text:span></text:p>
      <text:p text:style-name="P40"><text:span text:style-name="T11"><text:tab/></text:span><text:span text:style-name="T22">MssgAns_Ack</text:span><text:span text:style-name="T11"> = 0x53,</text:span></text:p>
      <text:p text:style-name="P7"/>
      <text:p text:style-name="P7">D'autres codes apparaissent mais sont obsolètes et répondaient à d'autres exigences protocolaires.</text:p>
      <text:p text:style-name="P7"/>
      <text:p text:style-name="P7"/>
      <text:p text:style-name="P7"/>
      <text:h text:style-name="Heading_20_3" text:outline-level="3"><text:soft-page-break/>Les codes warning</text:h>
      <text:p text:style-name="P7"/>
      <text:p text:style-name="P7">Lorsque le <text:span text:style-name="T2">remote device</text:span> enchaîne ses actions il passe forcément par un état qui donne des informations sur ce qui s'est passé. Dans cette phase, le <text:span text:style-name="T2">remote device</text:span> envoie un code warning, qui est en fait un status. Cela permet à la passerelle de savoir s'il y a un problème au niveau du composant à distance.</text:p>
      <text:p text:style-name="P7"/>
      <text:p text:style-name="P7">La machine à états qui régit le fonctionnement du RmDv est le suivant :</text:p>
      <text:p text:style-name="P7"/>
      <text:p text:style-name="P7"><draw:frame draw:style-name="fr1" draw:name="images2" text:anchor-type="paragraph" svg:width="11.523cm" svg:height="10.779cm" draw:z-index="5"><draw:image xlink:href="Pictures/2000000700002D0400002A1BD5628ED8.svm" xlink:type="simple" xlink:show="embed" xlink:actuate="onLoad"/></draw:frame><draw:frame text:anchor-type="paragraph" draw:z-index="6" draw:style-name="gr2" draw:text-style-name="P42" svg:width="10.985cm" svg:height="0.5cm" svg:x="4.611cm" svg:y="10.945cm"><draw:text-box><text:p><text:span text:style-name="T23">Fig 3 :</text:span><text:span text:style-name="T24"> State machine du Remote Device</text:span></text:p></draw:text-box></draw:frame></text:p>
      <text:p text:style-name="P7"/>
      <text:p text:style-name="P7"/>
      <text:p text:style-name="P7">La figure 3 montre au passage les divers statuts possibles (Warning Code, en violet). Ils sont résumés dans l'API du protocole (ci-dessous). Le message idéal , <text:span text:style-name="T2">NoWarning</text:span>, sera émis si tout s'est bien passé, notamment lorsque la requête info a été traitée du premier coup (premier essais).</text:p>
      <text:p text:style-name="P7"/>
      <text:p text:style-name="P38">/* <text:span text:style-name="T16">Liste</text:span> <text:span text:style-name="T16">des</text:span> warnings, <text:span text:style-name="T16">fonctionnement</text:span> normal*/</text:p>
      <text:p text:style-name="P41"><text:span text:style-name="T10">typedef</text:span><text:span text:style-name="T11"> </text:span><text:span text:style-name="T10">enum</text:span><text:span text:style-name="T11"> {</text:span></text:p>
      <text:p text:style-name="P41"><text:span text:style-name="T11"><text:tab/></text:span><text:span text:style-name="T22">Status_NoWarning</text:span><text:span text:style-name="T11">=1,</text:span></text:p>
      <text:p text:style-name="P41"><text:span text:style-name="T11"><text:tab/></text:span><text:span text:style-name="T22">Status_Trial_2</text:span><text:span text:style-name="T11">=2,</text:span></text:p>
      <text:p text:style-name="P41"><text:span text:style-name="T11"><text:tab/></text:span><text:span text:style-name="T22">Status_Trial_3</text:span><text:span text:style-name="T11">=3,</text:span></text:p>
      <text:p text:style-name="P41"><text:span text:style-name="T11"><text:tab/></text:span><text:span text:style-name="T22">Status_Trial_4</text:span><text:span text:style-name="T11">=4,</text:span></text:p>
      <text:p text:style-name="P41"><text:span text:style-name="T11"><text:tab/></text:span><text:span text:style-name="T22">Status_Trial_5</text:span><text:span text:style-name="T11">=5,</text:span></text:p>
      <text:p text:style-name="P41"><text:span text:style-name="T11"><text:tab/></text:span><text:span text:style-name="T22">Status_Trial_6</text:span><text:span text:style-name="T11">=6,</text:span></text:p>
      <text:p text:style-name="P41"><text:span text:style-name="T11"><text:tab/></text:span><text:span text:style-name="T22">Status_Trial_7</text:span><text:span text:style-name="T11">=7,</text:span></text:p>
      <text:p text:style-name="P41"><text:span text:style-name="T11"><text:tab/></text:span><text:span text:style-name="T22">Status_Trial_8</text:span><text:span text:style-name="T11">=8,</text:span></text:p>
      <text:p text:style-name="P41"><text:span text:style-name="T11"><text:tab/></text:span><text:span text:style-name="T22">Status_Trial_9</text:span><text:span text:style-name="T11">=9,</text:span></text:p>
      <text:p text:style-name="P41"><text:span text:style-name="T11"><text:tab/></text:span><text:span text:style-name="T22">Status_Trial_10</text:span><text:span text:style-name="T11">=10,</text:span></text:p>
      <text:p text:style-name="P41"/>
      <text:p text:style-name="P41"><text:span text:style-name="T11"><text:tab/></text:span><text:span text:style-name="T22">Status_Error_TempI2C</text:span><text:span text:style-name="T11">=20,</text:span></text:p>
      <text:p text:style-name="P41"><text:span text:style-name="T11"><text:tab/></text:span><text:span text:style-name="T22">Status_Error_NewTempSetNotReceived</text:span><text:span text:style-name="T11">=21,</text:span></text:p>
      <text:p text:style-name="P41"><text:span text:style-name="T11"><text:tab/></text:span><text:span text:style-name="T22">Status_NoStatusReceived</text:span><text:span text:style-name="T11">=22,</text:span></text:p>
      <text:p text:style-name="P41"><text:span text:style-name="T11">}</text:span><text:span text:style-name="T20">RmDv_WarningCode</text:span><text:span text:style-name="T11">;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2" draw:dots1-length="0.029cm" draw:dots2="3" draw:dots2-length="0.144cm" draw:distance="0.072cm"/>
    <draw:stroke-dash draw:name="Dash_20_2" draw:display-name="Dash 2" draw:style="rect" draw:dots1="2" draw:dots1-length="0.029cm" draw:dots2="3" draw:dots2-length="0.144cm" draw:distance="0.072cm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18T17:35:33.10</dc:date>
    <meta:editing-duration>P9DT1H20M24S</meta:editing-duration>
    <meta:editing-cycles>225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3" meta:object-count="0" meta:page-count="6" meta:paragraph-count="139" meta:word-count="1057" meta:character-count="7449"/>
    <meta:user-defined meta:name="Info 1"/>
    <meta:user-defined meta:name="Info 2"/>
    <meta:user-defined meta:name="Info 3"/>
    <meta:user-defined meta:name="Info 4"/>
  </office:meta>
</office:document-meta>
</file>